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16pt" officeooo:rsid="001b7b9e" officeooo:paragraph-rsid="001a55b4" style:font-size-asian="14pt" style:font-size-complex="16pt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4pt" officeooo:rsid="001b7b9e" officeooo:paragraph-rsid="001a55b4" style:font-size-asian="14pt" style:font-size-complex="14pt"/>
    </style:style>
    <style:style style:name="P3" style:family="paragraph" style:parent-style-name="Standard">
      <style:text-properties officeooo:paragraph-rsid="001a55b4"/>
    </style:style>
    <style:style style:name="P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Times New Roman" fo:font-size="12pt" officeooo:rsid="001b7b9e" officeooo:paragraph-rsid="001a55b4" style:font-size-asian="12pt" style:font-size-complex="12pt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Times New Roman" fo:font-size="12pt" officeooo:rsid="001a55b4" officeooo:paragraph-rsid="001a55b4" style:font-size-asian="10.5pt" style:language-asian="ru" style:country-asian="RU" style:font-size-complex="12pt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Times New Roman" fo:font-size="12pt" fo:font-weight="bold" officeooo:rsid="001a55b4" officeooo:paragraph-rsid="001a55b4" style:font-size-asian="10.5pt" style:language-asian="ru" style:country-asian="RU" style:font-weight-asian="bold" style:font-size-complex="12pt" style:font-weight-complex="bold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Times New Roman" fo:font-size="12pt" fo:font-weight="normal" officeooo:rsid="001a55b4" officeooo:paragraph-rsid="001a55b4" style:font-size-asian="10.5pt" style:language-asian="ru" style:country-asian="RU" style:font-weight-asian="normal" style:font-size-complex="12pt" style:font-weight-complex="normal"/>
    </style:style>
    <style:style style:name="P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Times New Roman" fo:font-size="12pt" fo:font-weight="normal" officeooo:rsid="001a55b4" officeooo:paragraph-rsid="001bdc0a" style:font-size-asian="10.5pt" style:language-asian="ru" style:country-asian="RU" style:font-weight-asian="normal" style:font-size-complex="12pt" style:font-weight-complex="normal"/>
    </style:style>
    <style:style style:name="P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Times New Roman" fo:font-size="12pt" fo:font-weight="normal" officeooo:rsid="001d6d17" officeooo:paragraph-rsid="001d6d17" style:font-size-asian="10.5pt" style:language-asian="ru" style:country-asian="RU" style:font-weight-asian="normal" style:font-size-complex="12pt" style:font-weight-complex="normal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Times New Roman" fo:font-size="16pt" officeooo:rsid="001a55b4" officeooo:paragraph-rsid="001a55b4" style:font-size-asian="14pt" style:font-size-complex="16pt"/>
    </style:style>
    <style:style style:name="P1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Times New Roman" fo:font-size="16pt" fo:font-weight="normal" officeooo:rsid="001bdc0a" officeooo:paragraph-rsid="001bdc0a" style:font-size-asian="14pt" style:language-asian="ru" style:country-asian="RU" style:font-weight-asian="normal" style:font-size-complex="16pt" style:font-weight-complex="normal"/>
    </style:style>
    <style:style style:name="P1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Times New Roman" fo:font-size="16pt" fo:font-weight="normal" officeooo:rsid="001d3d34" officeooo:paragraph-rsid="001d3d34" style:font-size-asian="14pt" style:language-asian="ru" style:country-asian="RU" style:font-weight-asian="normal" style:font-size-complex="16pt" style:font-weight-complex="normal"/>
    </style:style>
    <style:style style:name="P1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Times New Roman" fo:font-size="16pt" fo:font-weight="normal" officeooo:rsid="001d6d17" officeooo:paragraph-rsid="001d6d17" style:font-size-asian="14pt" style:language-asian="ru" style:country-asian="RU" style:font-weight-asian="normal" style:font-size-complex="16pt" style:font-weight-complex="normal"/>
    </style:style>
    <style:style style:name="P1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Times New Roman" fo:font-size="14pt" fo:font-weight="bold" officeooo:rsid="001bdc0a" officeooo:paragraph-rsid="001bdc0a" style:font-size-asian="14pt" style:language-asian="ru" style:country-asian="RU" style:font-weight-asian="bold" style:font-size-complex="14pt" style:font-weight-complex="bold"/>
    </style:style>
    <style:style style:name="P1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Times New Roman" fo:font-size="14pt" fo:font-weight="bold" officeooo:rsid="001bdc0a" officeooo:paragraph-rsid="001bdc0a" style:font-size-asian="12.25pt" style:language-asian="ru" style:country-asian="RU" style:font-weight-asian="bold" style:font-size-complex="14pt" style:font-weight-complex="bold"/>
    </style:style>
    <style:style style:name="P1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Times New Roman" fo:font-size="14pt" fo:font-weight="normal" officeooo:rsid="001bdc0a" officeooo:paragraph-rsid="001bdc0a" style:font-size-asian="12.25pt" style:language-asian="ru" style:country-asian="RU" style:font-weight-asian="normal" style:font-size-complex="14pt" style:font-weight-complex="normal"/>
    </style:style>
    <style:style style:name="P1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Times New Roman" fo:font-size="9pt" fo:font-weight="bold" officeooo:rsid="001bdc0a" officeooo:paragraph-rsid="001bdc0a" style:font-size-asian="7.84999990463257pt" style:language-asian="ru" style:country-asian="RU" style:font-weight-asian="bold" style:font-size-complex="9pt" style:font-weight-complex="bold"/>
    </style:style>
    <style:style style:name="P1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Times New Roman" fo:font-size="9pt" fo:font-weight="bold" officeooo:rsid="001d3d34" officeooo:paragraph-rsid="001d3d34" style:font-size-asian="7.84999990463257pt" style:language-asian="ru" style:country-asian="RU" style:font-weight-asian="bold" style:font-size-complex="9pt" style:font-weight-complex="bold"/>
    </style:style>
    <style:style style:name="P1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Times New Roman" fo:font-size="9pt" fo:font-weight="bold" officeooo:rsid="001d3f86" officeooo:paragraph-rsid="001d3f86" style:font-size-asian="7.84999990463257pt" style:language-asian="ru" style:country-asian="RU" style:font-weight-asian="bold" style:font-size-complex="9pt" style:font-weight-complex="bold"/>
    </style:style>
    <style:style style:name="P2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Times New Roman" fo:font-size="9pt" fo:font-weight="bold" officeooo:rsid="001d6d17" officeooo:paragraph-rsid="001d6d17" style:font-size-asian="7.84999990463257pt" style:language-asian="ru" style:country-asian="RU" style:font-weight-asian="bold" style:font-size-complex="9pt" style:font-weight-complex="bold"/>
    </style:style>
    <style:style style:name="P2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Times New Roman" fo:font-size="9pt" fo:font-weight="bold" officeooo:rsid="001d3f86" officeooo:paragraph-rsid="001d3f86" style:font-size-asian="9pt" style:language-asian="ru" style:country-asian="RU" style:font-weight-asian="bold" style:font-size-complex="9pt" style:font-weight-complex="bold"/>
    </style:style>
    <style:style style:name="P2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Times New Roman" fo:font-size="9pt" fo:font-weight="normal" officeooo:rsid="001bdc0a" officeooo:paragraph-rsid="001bdc0a" style:font-size-asian="7.84999990463257pt" style:language-asian="ru" style:country-asian="RU" style:font-weight-asian="normal" style:font-size-complex="9pt" style:font-weight-complex="normal"/>
    </style:style>
    <style:style style:name="P2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Times New Roman" fo:font-size="9pt" fo:font-weight="normal" officeooo:rsid="001d3d34" officeooo:paragraph-rsid="001d3d34" style:font-size-asian="7.84999990463257pt" style:language-asian="ru" style:country-asian="RU" style:font-weight-asian="normal" style:font-size-complex="9pt" style:font-weight-complex="normal"/>
    </style:style>
    <style:style style:name="P2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Times New Roman" fo:font-size="9pt" fo:font-weight="normal" officeooo:rsid="001d3f86" officeooo:paragraph-rsid="001d3f86" style:font-size-asian="7.84999990463257pt" style:language-asian="ru" style:country-asian="RU" style:font-weight-asian="normal" style:font-size-complex="9pt" style:font-weight-complex="normal"/>
    </style:style>
    <style:style style:name="P2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Times New Roman" fo:font-size="9pt" fo:font-weight="normal" officeooo:rsid="001d6d17" officeooo:paragraph-rsid="001d6d17" style:font-size-asian="7.84999990463257pt" style:language-asian="ru" style:country-asian="RU" style:font-weight-asian="normal" style:font-size-complex="9pt" style:font-weight-complex="normal"/>
    </style:style>
    <style:style style:name="P2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Times New Roman" fo:font-size="9pt" fo:font-weight="normal" officeooo:rsid="001d3d34" officeooo:paragraph-rsid="001d3d34" style:font-size-asian="9pt" style:language-asian="ru" style:country-asian="RU" style:font-weight-asian="normal" style:font-size-complex="9pt" style:font-weight-complex="normal"/>
    </style:style>
    <style:style style:name="P27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font-name="Times New Roman" fo:font-size="14pt" officeooo:rsid="001b7b9e" officeooo:paragraph-rsid="001a55b4" style:font-size-asian="14pt" style:font-size-complex="14pt"/>
    </style:style>
    <style:style style:name="P2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Times New Roman" fo:font-size="9pt" fo:font-weight="normal" officeooo:rsid="001bdc0a" officeooo:paragraph-rsid="001bdc0a" style:font-size-asian="7.84999990463257pt" style:language-asian="ru" style:country-asian="RU" style:font-weight-asian="normal" style:font-size-complex="9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officeooo:rsid="001bdc0a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officeooo:rsid="001e1c7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Московский авиационный институт </text:p>
      <text:p text:style-name="P1">(национальный исследовательский университет)</text:p>
      <text:p text:style-name="P1"/>
      <text:p text:style-name="P1"/>
      <text:p text:style-name="P2">Факультет №8 "Информационные технологии и прикладная математика»</text:p>
      <text:p text:style-name="P2"/>
      <text:p text:style-name="P2">Кафедра вычислительной математики и программирования</text:p>
      <text:p text:style-name="P2"/>
      <text:p text:style-name="P2"/>
      <text:p text:style-name="P2"/>
      <text:p text:style-name="P2">Лабораторная работа №<text:span text:style-name="T4">6</text:span> по курсу «Операционные системы»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7"><text:tab/><text:tab/><text:tab/><text:tab/><text:tab/><text:tab/><text:tab/>Студент: Хромов П.А.</text:p>
      <text:p text:style-name="P27"><text:tab/><text:tab/><text:tab/><text:tab/><text:tab/><text:tab/><text:tab/>Преподаватель: Соколов А.А.</text:p>
      <text:p text:style-name="P27"><text:tab/><text:tab/><text:tab/><text:tab/><text:tab/><text:tab/><text:tab/>Группа: М8О-204Б-17</text:p>
      <text:p text:style-name="P27"><text:s/><text:tab/><text:tab/><text:tab/><text:tab/><text:tab/><text:tab/><text:tab/>Вариант: 21</text:p>
      <text:p text:style-name="P27"><text:tab/><text:tab/><text:tab/><text:tab/><text:tab/><text:tab/><text:tab/>Дата:</text:p>
      <text:p text:style-name="P27"><text:tab/><text:tab/><text:tab/><text:tab/><text:tab/><text:tab/><text:tab/>Оценка:</text:p>
      <text:p text:style-name="P27"><text:tab/><text:tab/><text:tab/><text:tab/><text:tab/><text:tab/><text:tab/>Подпись:</text:p>
      <text:p text:style-name="P27"/>
      <text:p text:style-name="P27"/>
      <text:p text:style-name="P4">Москва, 2018</text:p>
      <text:p text:style-name="P10"><text:soft-page-break/>Лабораторная работа №6</text:p>
      <text:p text:style-name="P10"/>
      <text:p text:style-name="P10">1) Описание</text:p>
      <text:p text:style-name="P10"/>
      <text:p text:style-name="P3">Реализовать клиент-серверную систему по асинхронной обработке запросов. Необходимо составить программы сервера и клиента. При запуске сервер и клиент должны быть настраиваемы, то есть должна быть возможность поднятия на одной ЭВМ нескольких серверов по обработке данных и нескольких клиентов, которые к ним относятся. Все общение между процессами сервера и клиентов должно осуществляться через сервер сообщений.</text:p>
      <text:p text:style-name="P5">Серверное приложение – банк. Клиентское приложение клиент банка. Клиент может отправить какую-то денежную сумму в банк на хранение. Клиент также может запросить из банка произвольную сумму. Клиенты могут посылать суммы на счета других клиентов. Запросить собственный счет. При снятии должна производиться проверка на то, что у клиента достаточно денег для снятия денежных средств. Идентификатор клиента задается во время запуска клиентского приложения, как и адрес банка. Считать, что идентификаторы при запуске клиентов будут уникальными.</text:p>
      <text:p text:style-name="P5"/>
      <text:p text:style-name="P6">Вариант 12</text:p>
      <text:p text:style-name="P6">Внутреннее хранилище: <text:span text:style-name="T1">Список</text:span></text:p>
      <text:p text:style-name="P6">Тип ключа: <text:span text:style-name="T1">3 - Double</text:span></text:p>
      <text:p text:style-name="P6">Дополнительные возможности: <text:span text:style-name="T1">4 - Каждый клиент обладает двумя счетами. Дебетовым и кредитным. Когда заканчивается дебетовый счет клиент может получать суммы из кредитного счета. При этом в «минус» можно уйти только до определенного порога. Важно, что клиент может как пополнять средства, так и брать с разных счетов</text:span></text:p>
      <text:p text:style-name="P6">Сервер сообщений: <text:span text:style-name="T1">ZeroMQ</text:span></text:p>
      <text:p text:style-name="P6"/>
      <text:p text:style-name="P7"/>
      <text:p text:style-name="P7">Для реализации связи между клиентским и серверным приложениями был выбран паттерн RequestResponse. Клиент проверяет наличие своего ID в базе - отправляет запрос на сервер и ожидает ответа. Как только ответ приходит, клиент продолжает работу. Сервер обрабатывает запросы клиентов, следит за состоянием их дебетовых и кредитных счетов, выдавая в начале работы базовый кредит, одинаковый для всех подключённых клиентов. В случае ошибки, недостатка средств или необходимости компенсировать недостаток средств на дебетовом счёте при помощи кредитного, сервер посылает клиенту соответствующий ответ, а также логгирует свои действия в стандартный поток вывода. Если работа сервера остановлена, в ответ на запросы клиента он отправляет пустые ответы. Как только работа сервера возобновлена, он продолжает обрабатывать новые запросы из очереди. </text:p>
      <text:p text:style-name="P7"/>
      <text:p text:style-name="P8">Системные вызовы: </text:p>
      <text:p text:style-name="P8"><text:span text:style-name="T3">void exit(int status); </text:span>– функция выходит из процесса с заданным статусом.</text:p>
      <text:p text:style-name="P8"><text:span text:style-name="T3">int zmq connect(void *socket, const char *endpoint); </text:span>– подключает socket к пути endpoint, 0 в случае успеха, -1 в случае ошибки. </text:p>
      <text:p text:style-name="P8"><text:span text:style-name="T3">int zmq bind(void *socket, const char *endpoint); </text:span>– присоединяет socket к пути endpoint, 0 в случае успеха, -1 в случае ошибки. </text:p>
      <text:p text:style-name="P8"><text:span text:style-name="T3">void *zmq socket(void *context, int type);</text:span> – создает сокет типа type из котнекста context. int zmq <text:span text:style-name="T3">msg send(zmq msg t *msg, void *socket, int flags);</text:span> – отправляет сообщение msg в socket с параметрами flags, возвращает количество отправленных байт, в случае ошибки возвращает -1. </text:p>
      <text:p text:style-name="P8"><text:span text:style-name="T3">int zmq msg init(zmq msg t *msg) </text:span>– инициализирует сообщение msg как пустой объект. </text:p>
      <text:p text:style-name="P8"><text:soft-page-break/><text:span text:style-name="T3">int zmq msg recv(zmq msg t *msg, void *socket, int flags);</text:span> – получает сообщение из socket в msg с параметрами flags, возвращает количество полученных байт, в случае ошибки возвращает -1. </text:p>
      <text:p text:style-name="P8"><text:span text:style-name="T3">int zmq msg close(zmq msg t *msg) </text:span>– очищает содержимое msg, аналог free для сообщений zmq, возвращает 0 в случае успеха и -1 в случае неудачи.</text:p>
      <text:p text:style-name="P8"><text:span text:style-name="T3">int zmq close(void *socket); </text:span>– закрывает сокет socket, возвращает 0 в случае успеха и -1 в случае неудачи. </text:p>
      <text:p text:style-name="P8"><text:span text:style-name="T3">int zmq ctx destroy(void *context);</text:span> – разрушает контекст context, блокирует доступ всем операциям кроме zmq close, все сообщения в сокетах либо физически отправле<text:span text:style-name="T2">ны, либо «висят»</text:span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12"><text:soft-page-break/>3) Тестирование</text:p>
      <text:p text:style-name="P18"/>
      <text:p text:style-name="P19">запуск первого сервера (с базовым кредитом 400)</text:p>
      <text:p text:style-name="P23">./server 400</text:p>
      <text:p text:style-name="P23">1000.000000 </text:p>
      <text:p text:style-name="P23">Hi! </text:p>
      <text:p text:style-name="P23">Credit available: 400 </text:p>
      <text:p text:style-name="P23">Enter bank's adress: 12555</text:p>
      <text:p text:style-name="P19">запуск первого клиента</text:p>
      <text:p text:style-name="P23">pankratz@pankratz-HP-ProBook-430-G5:~/Prog/OS/lab6/cur$ ./client </text:p>
      <text:p text:style-name="P23">Enter client's login: 10.34</text:p>
      <text:p text:style-name="P23">Enter bank's adress: 12555</text:p>
      <text:p text:style-name="P23">tcp://localhost:12555 </text:p>
      <text:p text:style-name="P23">1) Put money into debit account</text:p>
      <text:p text:style-name="P23">2) Get money from debit account</text:p>
      <text:p text:style-name="P23">3) Put money into credit account</text:p>
      <text:p text:style-name="P23">4) Get money from credit account</text:p>
      <text:p text:style-name="P23">5) Leave the bank</text:p>
      <text:p text:style-name="P23">6) Check balance</text:p>
      <text:p text:style-name="P23">7) Send money to another account </text:p>
      <text:p text:style-name="P23">1</text:p>
      <text:p text:style-name="P23">Enter the sum: 1000</text:p>
      <text:p text:style-name="P23">Operation was completed successfully</text:p>
      <text:p text:style-name="P23">3</text:p>
      <text:p text:style-name="P23">Enter the sum: 300</text:p>
      <text:p text:style-name="P23">Operation was completed successfully</text:p>
      <text:p text:style-name="P23">6</text:p>
      <text:p text:style-name="P23">Your debit account is: 1000 credit account is: 700</text:p>
      <text:p text:style-name="P21">прерывание работы</text:p>
      <text:p text:style-name="P26">^C</text:p>
      <text:p text:style-name="P21">возобновление работы</text:p>
      <text:p text:style-name="P23">pankratz@pankratz-HP-ProBook-430-G5:~/Prog/OS/lab6/cur$ ./client</text:p>
      <text:p text:style-name="P23">Enter client's login: 10.34</text:p>
      <text:p text:style-name="P23">Enter bank's adress: 12555</text:p>
      <text:p text:style-name="P23">tcp://localhost:12555 </text:p>
      <text:p text:style-name="P23">1) Put money into debit account</text:p>
      <text:p text:style-name="P23">2) Get money from debit account</text:p>
      <text:p text:style-name="P23">3) Put money into credit account</text:p>
      <text:p text:style-name="P23">4) Get money from credit account</text:p>
      <text:p text:style-name="P23">5) Leave the bank</text:p>
      <text:p text:style-name="P23">6) Check balance</text:p>
      <text:p text:style-name="P23">7) Send money to another account </text:p>
      <text:p text:style-name="P23">6</text:p>
      <text:p text:style-name="P23">Your debit account is: 1000 credit account is: 700</text:p>
      <text:p text:style-name="P24">5</text:p>
      <text:p text:style-name="P21">второй сервер, тот же клиент:</text:p>
      <text:p text:style-name="P23">pankratz@pankratz-HP-ProBook-430-G5:~/Prog/OS/lab6/cur$ ./server 2000</text:p>
      <text:p text:style-name="P23">1000.000000 </text:p>
      <text:p text:style-name="P23">Hi! </text:p>
      <text:p text:style-name="P23">Credit available: 2000 </text:p>
      <text:p text:style-name="P23">Enter bank's adress: 12600</text:p>
      <text:p text:style-name="P23">Check account id: 10.340000</text:p>
      <text:p text:style-name="P23">Database is empty </text:p>
      <text:p text:style-name="P23">Client debit account is 0</text:p>
      <text:p text:style-name="P23">Client credit account is 2000</text:p>
      <text:p text:style-name="P23">Database (List): <text:s/></text:p>
      <text:p text:style-name="P23">Client | Debit Balance | Credit Balance |</text:p>
      <text:p text:style-name="P23"><text:s/>10.340 <text:s text:c="6"/>0 <text:s text:c="12"/>2000 <text:s/></text:p>
      <text:p text:style-name="P19">подключение к нему </text:p>
      <text:p text:style-name="P23">pankratz@pankratz-HP-ProBook-430-G5:~/Prog/OS/lab6/cur$ ./client</text:p>
      <text:p text:style-name="P23">Enter client's login: 10.34</text:p>
      <text:p text:style-name="P23">Enter bank's adress: 12600</text:p>
      <text:p text:style-name="P23">tcp://localhost:12600 </text:p>
      <text:p text:style-name="P23">1) Put money into debit account</text:p>
      <text:p text:style-name="P23">2) Get money from debit account</text:p>
      <text:p text:style-name="P23">3) Put money into credit account</text:p>
      <text:p text:style-name="P23">4) Get money from credit account</text:p>
      <text:p text:style-name="P23">5) Leave the bank</text:p>
      <text:p text:style-name="P23">6) Check balance</text:p>
      <text:p text:style-name="P23"><text:soft-page-break/>7) Send money to another account </text:p>
      <text:p text:style-name="P23">6</text:p>
      <text:p text:style-name="P23">Your debit account is: 0 credit account is: 2000</text:p>
      <text:p text:style-name="P19">запуск второго клиента (подключение ко второму серверу) </text:p>
      <text:p text:style-name="P24">pankratz@pankratz-HP-ProBook-430-G5:~/Prog/OS/lab6/cur$ ./client</text:p>
      <text:p text:style-name="P24">Enter client's login: 200</text:p>
      <text:p text:style-name="P24">Enter bank's adress: 12600</text:p>
      <text:p text:style-name="P24">tcp://localhost:12600 </text:p>
      <text:p text:style-name="P24">1) Put money into debit account</text:p>
      <text:p text:style-name="P24">2) Get money from debit account</text:p>
      <text:p text:style-name="P24">3) Put money into credit account</text:p>
      <text:p text:style-name="P24">4) Get money from credit account</text:p>
      <text:p text:style-name="P24">5) Leave the bank</text:p>
      <text:p text:style-name="P24">6) Check balance</text:p>
      <text:p text:style-name="P24">7) Send money to another account </text:p>
      <text:p text:style-name="P24">1</text:p>
      <text:p text:style-name="P24">Enter the sum: 1000</text:p>
      <text:p text:style-name="P24">Operation was completed successfully</text:p>
      <text:p text:style-name="P24">6</text:p>
      <text:p text:style-name="P24">Your debit account is: 1000 credit account is: 2000</text:p>
      <text:p text:style-name="P24">3</text:p>
      <text:p text:style-name="P24">Enter the sum: 200</text:p>
      <text:p text:style-name="P24">Operation was completed successfully</text:p>
      <text:p text:style-name="P24">2</text:p>
      <text:p text:style-name="P24">Enter the sum: 150</text:p>
      <text:p text:style-name="P24">Operation was completed successfully</text:p>
      <text:p text:style-name="P24">4</text:p>
      <text:p text:style-name="P24">Enter the sum: 50 </text:p>
      <text:p text:style-name="P24">Operation was completed successfully</text:p>
      <text:p text:style-name="P24">6</text:p>
      <text:p text:style-name="P24">Your debit account is: 850 credit account is: 2150</text:p>
      <text:p text:style-name="P19">что при этом пишет сервер </text:p>
      <text:p text:style-name="P24">Put 1000 $ into the debit account id: 200.000000</text:p>
      <text:p text:style-name="P24">Cannot find the client </text:p>
      <text:p text:style-name="P24">Database (List): <text:s/></text:p>
      <text:p text:style-name="P24">Client | Debit Balance | Credit Balance |</text:p>
      <text:p text:style-name="P24"><text:s/>10.340 <text:s text:c="6"/>0 <text:s text:c="12"/>2000 <text:s/></text:p>
      <text:p text:style-name="P24">200.000 <text:s text:c="3"/>1000 <text:s text:c="12"/>2000 <text:s/></text:p>
      <text:p text:style-name="P24"/>
      <text:p text:style-name="P24">Check account id: 200.000000</text:p>
      <text:p text:style-name="P24">Client debit account is 1000</text:p>
      <text:p text:style-name="P24">Client credit account is 2000</text:p>
      <text:p text:style-name="P24">Database (List): <text:s/></text:p>
      <text:p text:style-name="P24">Client | Debit Balance | Credit Balance |</text:p>
      <text:p text:style-name="P24"><text:s/>10.340 <text:s text:c="6"/>0 <text:s text:c="12"/>2000 <text:s/></text:p>
      <text:p text:style-name="P24">200.000 <text:s text:c="3"/>1000 <text:s text:c="12"/>2000 <text:s/></text:p>
      <text:p text:style-name="P24"/>
      <text:p text:style-name="P24">Put 200 $ into the credit account id: 200.000000</text:p>
      <text:p text:style-name="P24">Database (List): <text:s/></text:p>
      <text:p text:style-name="P24">Client | Debit Balance | Credit Balance |</text:p>
      <text:p text:style-name="P24"><text:s/>10.340 <text:s text:c="6"/>0 <text:s text:c="12"/>2000 <text:s/></text:p>
      <text:p text:style-name="P24">200.000 <text:s text:c="3"/>1000 <text:s text:c="12"/>2200 <text:s/></text:p>
      <text:p text:style-name="P24"/>
      <text:p text:style-name="P24">Get money from the debit account id: 200.000000</text:p>
      <text:p text:style-name="P24">Success</text:p>
      <text:p text:style-name="P24">Database (List): <text:s/></text:p>
      <text:p text:style-name="P24">Client | Debit Balance | Credit Balance |</text:p>
      <text:p text:style-name="P24"><text:s/>10.340 <text:s text:c="6"/>0 <text:s text:c="12"/>2000 <text:s/></text:p>
      <text:p text:style-name="P24">200.000 <text:s text:c="4"/>850 <text:s text:c="12"/>2200 <text:s/></text:p>
      <text:p text:style-name="P24"/>
      <text:p text:style-name="P24">Get money from the credit account id: 200.000000</text:p>
      <text:p text:style-name="P24">Success</text:p>
      <text:p text:style-name="P24">Database (List): <text:s/></text:p>
      <text:p text:style-name="P24">Client | Debit Balance | Credit Balance |</text:p>
      <text:p text:style-name="P24"><text:s/>10.340 <text:s text:c="6"/>0 <text:s text:c="12"/>2000 <text:s/></text:p>
      <text:p text:style-name="P24">200.000 <text:s text:c="4"/>850 <text:s text:c="12"/>2150 <text:s/></text:p>
      <text:p text:style-name="P24"/>
      <text:p text:style-name="P24">Check account id: 200.000000</text:p>
      <text:p text:style-name="P24">Client debit account is 850</text:p>
      <text:p text:style-name="P24">Client credit account is 2150</text:p>
      <text:p text:style-name="P24"><text:soft-page-break/>Database (List): <text:s/></text:p>
      <text:p text:style-name="P24">Client | Debit Balance | Credit Balance |</text:p>
      <text:p text:style-name="P24"><text:s/>10.340 <text:s text:c="6"/>0 <text:s text:c="12"/>2000 <text:s/></text:p>
      <text:p text:style-name="P24">200.000 <text:s text:c="4"/>850 <text:s text:c="12"/>2150 <text:s/></text:p>
      <text:p text:style-name="P19">так можно запустить много (точно &gt;20) клиентов на одном сервере</text:p>
      <text:p text:style-name="P24"/>
      <text:p text:style-name="P19">перевод денег между клиентами </text:p>
      <text:p text:style-name="P24">7</text:p>
      <text:p text:style-name="P24">Enter receiver id: 10.34 </text:p>
      <text:p text:style-name="P24">Enter the sum: 1200</text:p>
      <text:p text:style-name="P24">Operation was completed with use of your credit account (not enough money on debit)</text:p>
      <text:p text:style-name="P20">выдача сервера:</text:p>
      <text:p text:style-name="P25">Send money from account id: 200.000000 to account id: 10.340000</text:p>
      <text:p text:style-name="P25">Success</text:p>
      <text:p text:style-name="P25">Database (List): <text:s/></text:p>
      <text:p text:style-name="P25">Client | Debit Balance | Credit Balance |</text:p>
      <text:p text:style-name="P25"><text:s/>10.340 <text:s text:c="3"/>1200 <text:s text:c="12"/>2000 <text:s/></text:p>
      <text:p text:style-name="P25">200.000 <text:s text:c="6"/>0 <text:s text:c="12"/>1800 <text:s/></text:p>
      <text:p text:style-name="P25"/>
      <text:p text:style-name="P9"/>
      <text:p text:style-name="P9"/>
      <text:p text:style-name="P13">4) Выводы</text:p>
      <text:p text:style-name="P13"/>
      <text:p text:style-name="P9">Это была интересная лабораторная. Я впервые написал такое количество строк кода за один раз, и мне впервые пришлось устанавливать связь между приложениями с помощью очередей сообщений. </text:p>
      <text:p text:style-name="P9"/>
      <text:p text:style-name="P9">Мне понравилось использовать ZeroMQ. Он надёжен, прост в первоначальном освоении, однако, похоже что его функции далеко не ограничиваются тем, что я использовал в этой лабораторной. В целом, абстракция очередей сообщений кажется мне наиболее интуитивно понятной и удобной для установки связи между процессами, клиент-серверными приложениями и т. д. </text:p>
      <text:p text:style-name="P9"/>
      <text:p text:style-name="P9">В моей лабораторной достаточно недостатков. Она псевдоасинхронна: каждый запрос на отправку сообщения и принятия ответа выделяется в отдельный поток, но клиент не может отсылать новые запросы, пока не получен ответ на старый. Это специфика Си и выбранного паттерна RequestResponse. «База данных» клиентов в ней, скорее всего, быстро начнёт падать при добавлении большого количества пользователей (например, сотен тысяч). Однако, она соответствует всем требованиям, и правильно проходит все тесты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rame_20_contents" style:display-name="Frame contents" style:family="paragraph" style:parent-style-name="Standard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andscape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2T18:11:33.035382636</meta:creation-date>
    <dc:date>2019-04-05T07:58:07.170810944</dc:date>
    <meta:editing-duration>PT18H48M18S</meta:editing-duration>
    <meta:editing-cycles>2</meta:editing-cycles>
    <meta:generator>LibreOffice/6.0.6.2$Linux_X86_64 LibreOffice_project/00m0$Build-2</meta:generator>
    <meta:print-date>2019-04-05T07:58:15.328141641</meta:print-date>
    <meta:document-statistic meta:table-count="0" meta:image-count="0" meta:object-count="0" meta:page-count="6" meta:paragraph-count="187" meta:word-count="1302" meta:character-count="9142" meta:non-whitespace-character-count="7625"/>
  </office:meta>
</office:document-meta>
</file>